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Sans" svg:font-family="'DejaVu Sans'" style:font-family-generic="system" style:font-pitch="variable"/>
    <style:font-face style:name="DejaVu Serif" svg:font-family="'DejaVu Serif'" style:font-family-generic="roman" style:font-pitch="variable"/>
    <style:font-face style:name="FreeSerif" svg:font-family="FreeSerif" style:font-family-generic="roman" style:font-pitch="variable"/>
    <style:font-face style:name="FunTyper" svg:font-family="FunTyper" style:font-pitch="variable"/>
    <style:font-face style:name="Gurajada" svg:font-family="Gurajad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mily-generic="system" style:font-pitch="variable"/>
    <style:font-face style:name="Mandali" svg:font-family="Mandali" style:font-pitch="variable"/>
    <style:font-face style:name="Nimbus Roman" svg:font-family="'Nimbus 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KR" svg:font-family="'Noto Serif CJK KR'" style:font-family-generic="roman" style:font-pitch="variable"/>
    <style:font-face style:name="Pagul" svg:font-family="Pagul" style:font-pitch="variable"/>
    <style:font-face style:name="Ramaraja" svg:font-family="Ramaraja" style:font-pitch="variable"/>
    <style:font-face style:name="Sree Krushnadevaraya" svg:font-family="'Sree Krushnadevaraya'" style:font-pitch="variable"/>
    <style:font-face style:name="Tibetan Machine Uni" svg:font-family="'Tibetan Machine Uni'" style:font-pitch="variable"/>
    <style:font-face style:name="URW Bookman" svg:font-family="'URW Bookman'" style:font-adornments="Demi" style:font-pitch="variable"/>
    <style:font-face style:name="Yrsa SemiBold" svg:font-family="'Yrsa SemiBold'" style:font-pitch="variable"/>
  </office:font-face-decls>
  <office:automatic-styles>
    <style:style style:name="dp1" style:family="drawing-page"/>
    <style:style style:name="gr1"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2" style:family="graphic" style:parent-style-name="standard">
      <style:graphic-properties draw:stroke="none" draw:stroke-dash="Dash_20_Dot_20_4" svg:stroke-width="0cm" svg:stroke-color="#000000" draw:stroke-linejoin="none" svg:stroke-linecap="butt" draw:fill="solid" draw:fill-color="#ffffff" draw:textarea-horizontal-align="center" draw:textarea-vertical-align="middle"/>
    </style:style>
    <style:style style:name="gr3" style:family="graphic" style:parent-style-name="standard">
      <style:graphic-properties draw:stroke="solid" draw:stroke-dash="Dash_20_Dot_20_4" svg:stroke-width="0.035cm" svg:stroke-color="#000000" draw:marker-start-width="0.252cm" draw:marker-end-width="0.252cm" draw:stroke-linejoin="none" svg:stroke-linecap="butt" draw:fill="solid" draw:fill-color="#ffffff" draw:textarea-horizontal-align="center" draw:textarea-vertical-align="middle" fo:padding-top="0.142cm" fo:padding-bottom="0.142cm" fo:padding-left="0.267cm" fo:padding-right="0.267cm"/>
    </style:style>
    <style:style style:name="gr4" style:family="graphic" style:parent-style-name="standard">
      <style:graphic-properties draw:stroke="solid" draw:stroke-dash="Dash_20_Dot_20_4" svg:stroke-width="0.053cm" svg:stroke-color="#000000" draw:stroke-linejoin="round" svg:stroke-linecap="butt" draw:fill="none" draw:fill-color="#ffffff" draw:textarea-horizontal-align="center" draw:textarea-vertical-align="middle" fo:padding-top="0.151cm" fo:padding-bottom="0.151cm" fo:padding-left="0.276cm" fo:padding-right="0.276cm"/>
    </style:style>
    <style:style style:name="gr5" style:family="graphic" style:parent-style-name="standard">
      <style:graphic-properties draw:stroke="solid" draw:stroke-dash="Dash_20_Dot_20_4" svg:stroke-width="0.053cm" svg:stroke-color="#000000" draw:stroke-linejoin="round" svg:stroke-linecap="butt" draw:fill="solid" draw:fill-color="#ffffff" draw:textarea-horizontal-align="center" draw:textarea-vertical-align="middle" fo:padding-top="0.151cm" fo:padding-bottom="0.151cm" fo:padding-left="0.276cm" fo:padding-right="0.276cm"/>
    </style:style>
    <style:style style:name="gr6" style:family="graphic" style:parent-style-name="standard">
      <style:graphic-properties draw:stroke="solid" draw:stroke-dash="Dash_20_Dot_20_4" svg:stroke-width="0.053cm" svg:stroke-color="#000000" draw:marker-start-width="0.279cm" draw:marker-end-width="0.279cm" draw:stroke-linejoin="none" svg:stroke-linecap="butt" draw:fill="solid" draw:fill-color="#ffffff" draw:textarea-horizontal-align="center" draw:textarea-vertical-align="middle" fo:padding-top="0.151cm" fo:padding-bottom="0.151cm" fo:padding-left="0.276cm" fo:padding-right="0.276cm"/>
    </style:style>
    <style:style style:name="gr7" style:family="graphic" style:parent-style-name="standard">
      <style:graphic-properties draw:stroke="none" svg:stroke-width="0.035cm" svg:stroke-color="#ffffff" draw:marker-start-width="0.252cm" draw:marker-end-width="0.252cm" draw:fill="solid" draw:fill-color="#ffffff" draw:textarea-horizontal-align="left" draw:textarea-vertical-align="middle" draw:auto-grow-height="true" draw:auto-grow-width="true" fo:min-height="0cm" fo:min-width="0cm" fo:padding-top="0.142cm" fo:padding-bottom="0.142cm" fo:padding-left="0.267cm" fo:padding-right="0.267cm" draw:shadow="hidden"/>
      <style:paragraph-properties style:writing-mode="lr-tb"/>
    </style:style>
    <style:style style:name="gr8" style:family="graphic" style:parent-style-name="standard">
      <style:graphic-properties draw:stroke="none" svg:stroke-width="0.035cm" svg:stroke-color="#ffffff" draw:marker-start-width="0.252cm" draw:marker-end-width="0.252cm" draw:fill="solid" draw:fill-color="#000000" draw:textarea-horizontal-align="left" draw:textarea-vertical-align="middle" draw:auto-grow-height="true" draw:auto-grow-width="true" fo:min-height="0cm" fo:min-width="0cm" fo:padding-top="0.142cm" fo:padding-bottom="0.142cm" fo:padding-left="0.267cm" fo:padding-right="0.267cm" draw:shadow="hidden"/>
      <style:paragraph-properties style:writing-mode="lr-tb"/>
    </style:style>
    <style:style style:name="P1" style:family="paragraph">
      <loext:graphic-properties draw:fill="solid" draw:fill-color="#000000"/>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solid" draw:fill-color="#ffffff"/>
      <style:paragraph-properties fo:text-align="center"/>
      <style:text-properties style:font-name="FreeSerif" fo:font-size="80pt" fo:font-style="italic"/>
    </style:style>
    <style:style style:name="P5" style:family="paragraph">
      <loext:graphic-properties draw:fill="solid" draw:fill-color="#000000"/>
      <style:paragraph-properties fo:text-align="center"/>
      <style:text-properties style:font-name="FreeSerif" fo:font-size="80pt"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384cm" svg:height="7.57cm" svg:x="4.088cm" svg:y="4.979cm" svg:viewBox="0 0 2385 7571" svg:d="M167 7101c-84-665-343-2814 26-3997s2117-3175 2190-3102c73 72-1471 2355-1752 3538-282 1183 141 2964 64 3557-78 593-444 669-528 4z">
          <text:p/>
        </draw:path>
        <draw:path draw:style-name="gr1" draw:text-style-name="P1" draw:layer="layout" svg:width="1.798cm" svg:height="6.938cm" svg:x="4.549cm" svg:y="5.106cm" svg:viewBox="0 0 1799 6939" svg:d="M363 6536c-127-590-527-2496-288-3585 239-1090 1650-3010 1721-2950 72 59-1134 2225-1294 3307s357 2646 334 3184-346 635-473 44z">
          <text:p/>
        </draw:path>
        <draw:path draw:style-name="gr1" draw:text-style-name="P1" draw:layer="layout" svg:width="1.341cm" svg:height="6.318cm" svg:x="4.969cm" svg:y="5.19cm" svg:viewBox="0 0 1342 6319" svg:d="M554 5978c-159-520-664-2200-533-3196 130-997 1249-2829 1317-2781s-847 2085-907 3068c-61 984 523 2348 544 2833 21 484-262 595-421 76z">
          <text:p/>
        </draw:path>
        <draw:path draw:style-name="gr1" draw:text-style-name="P1" draw:layer="layout" svg:width="1.11cm" svg:height="5.684cm" svg:x="5.304cm" svg:y="5.223cm" svg:viewBox="0 0 1111 5685" svg:d="M730 5396c-183-455-768-1923-728-2822s903-2612 969-2573c65 38-600 1920-578 2802 22 884 653 2065 710 2497 56 432-189 550-373 96z">
          <text:p/>
        </draw:path>
        <draw:path draw:style-name="gr1" draw:text-style-name="P1" draw:layer="layout" svg:width="2.229cm" svg:height="7.631cm" svg:x="8.392cm" svg:y="2.316cm" svg:viewBox="0 0 2230 7632" svg:d="M1980 462c106 663 438 2800 108 3995-329 1195-2010 3244-2085 3174s1391-2403 1633-3595c241-1191-241-2956-183-3552 57-596 421-684 527-22z">
          <text:p/>
        </draw:path>
        <draw:path draw:style-name="gr1" draw:text-style-name="P1" draw:layer="layout" svg:width="1.675cm" svg:height="6.974cm" svg:x="8.512cm" svg:y="2.843cm" svg:viewBox="0 0 1676 6975" svg:d="M1217 393c146 586 610 2477 408 3574-203 1097-1549 3063-1622 3006s1060-2262 1183-3349c124-1086-445-2632-440-3171 5-538 324-645 471-60z">
          <text:p/>
        </draw:path>
        <draw:path draw:style-name="gr1" draw:text-style-name="P1" draw:layer="layout" svg:width="1.237cm" svg:height="6.333cm" svg:x="8.546cm" svg:y="3.399cm" svg:viewBox="0 0 1238 6334" svg:d="M587 333c176 514 737 2177 640 3176-97 1000-1154 2869-1223 2824-70-46 776-2112 804-3097 27-985-602-2329-639-2813s241-604 418-90z">
          <text:p/>
        </draw:path>
        <draw:path draw:style-name="gr1" draw:text-style-name="P1" draw:layer="layout" svg:width="1.202cm" svg:height="5.68cm" svg:x="8.261cm" svg:y="4.017cm" svg:viewBox="0 0 1203 5681" svg:d="M381 281c199 448 832 1895 822 2795-9 900-815 2641-881 2605s535-1940 483-2822c-51-882-722-2040-792-2469-71-430 170-557 368-109z">
          <text:p/>
        </draw:path>
        <draw:path draw:style-name="gr2" draw:text-style-name="P2" draw:layer="layout" svg:width="0.069cm" svg:height="0.269cm" svg:x="9.669cm" svg:y="6.728cm" svg:viewBox="0 0 70 270" svg:d="M16 265c-16-16-21-60-11-99 13-47 15-102 9-166 7 64 20 104 40 123 16 15 21 59 10 99-10 39-31 58-48 43z">
          <text:p/>
        </draw:path>
        <draw:path draw:style-name="gr2" draw:text-style-name="P2" draw:layer="layout" svg:width="0.123cm" svg:height="0.404cm" svg:x="9.758cm" svg:y="6.716cm" svg:viewBox="0 0 124 405" svg:d="M22 374c-26-41-30-109-8-152 26-50 36-124 32-222 6 98 24 171 55 220 26 42 30 110 8 152-22 43-61 44-87 2z">
          <text:p/>
        </draw:path>
        <draw:g>
          <draw:polygon draw:style-name="gr3" draw:text-style-name="P2" draw:layer="layout" svg:width="0.777cm" svg:height="0.483cm" draw:transform="rotate (0.0178023583703422) translate (3.31763605835179cm 7.9356209159636cm)" svg:viewBox="0 0 778 484" draw:points="778,0 650,309 0,484 128,175">
            <text:p/>
          </draw:polygon>
          <draw:polygon draw:style-name="gr3" draw:text-style-name="P2" draw:layer="layout" svg:width="0.916cm" svg:height="0.377cm" draw:transform="rotate (0.0178023583703422) translate (3.16320947250808cm 7.68833074312073cm)" svg:viewBox="0 0 917 378" draw:points="917,203 650,0 0,174 266,378">
            <text:p/>
          </draw:polygon>
          <draw:path draw:style-name="gr2" draw:text-style-name="P2" draw:layer="layout" svg:width="2.075cm" svg:height="0.693cm" draw:transform="rotate (0.0178023583703422) translate (3.23924191894536cm 7.52095073508882cm)" svg:viewBox="0 0 2076 694" svg:d="M1 569c-4-15 5-30 19-34l1994-534c7-2 14-1 20 3 7 4 11 10 13 17l28 104c3 15-5 30-20 34l-1993 534c-15 4-30-5-34-20z">
            <text:p/>
          </draw:path>
          <draw:path draw:style-name="gr4" draw:text-style-name="P3" draw:layer="layout" svg:width="2.075cm" svg:height="0.693cm" draw:transform="rotate (0.0178023583703422) translate (3.23924191894536cm 7.52095073508882cm)" svg:viewBox="0 0 2076 694" svg:d="M1 569c-4-15 5-30 19-34l1994-534c7-2 14-1 20 3 7 4 11 10 13 17l28 104c3 15-5 30-20 34l-1993 534c-15 4-30-5-34-20z">
            <text:p/>
          </draw:path>
          <draw:g>
            <draw:path draw:style-name="gr2" draw:text-style-name="P2" draw:layer="layout" svg:width="0.122cm" svg:height="0.403cm" draw:transform="rotate (0.24923301718479) translate (5.14928689683273cm 7.30080626991657cm)" svg:viewBox="0 0 123 404" svg:d="M22 373c-26-41-29-109-8-151 26-51 37-125 32-222 6 97 24 171 55 220 27 41 30 109 8 151-22 43-60 44-87 2z">
              <text:p/>
            </draw:path>
            <draw:path draw:style-name="gr2" draw:text-style-name="P2" draw:layer="layout" svg:width="0.124cm" svg:height="0.398cm" draw:transform="rotate (0.24923301718479) translate (5.19518333694387cm 7.485182290009cm)" svg:viewBox="0 0 125 399" svg:d="M117 40c17 46 6 113-25 149-36 44-62 114-79 210 16-97 14-172-6-226-16-46-5-113 25-150 31-37 69-29 85 17z">
              <text:p/>
            </draw:path>
          </draw:g>
        </draw:g>
        <draw:g>
          <draw:path draw:style-name="gr5" draw:text-style-name="P2" draw:layer="layout" svg:width="1.721cm" svg:height="0.598cm" draw:transform="rotate (-0.076619954162551) translate (9.72534012621195cm 6.13915401407573cm)" svg:viewBox="0 0 1722 599" svg:d="M1 474c-4-14 5-29 19-33l1641-440c6-2 14-1 20 2 6 4 11 10 13 17l27 105c4 14-4 29-19 33l-1640 440c-15 4-29-5-33-19z">
            <text:p/>
          </draw:path>
          <draw:polygon draw:style-name="gr6" draw:text-style-name="P2" draw:layer="layout" svg:width="1.198cm" svg:height="0.598cm" draw:transform="rotate (-0.076619954162551) translate (10.9496449370653cm 6.12984111327035cm)" svg:viewBox="0 0 1199 599" draw:points="0,1 1199,0 161,599">
            <text:p/>
          </draw:polygon>
        </draw:g>
        <draw:g>
          <draw:g>
            <draw:polygon draw:style-name="gr7" draw:text-style-name="P4" draw:layer="layout" svg:width="2.138cm" svg:height="2.299cm" svg:x="6.261cm" svg:y="6.2cm" svg:viewBox="0 0 2139 2300" draw:points="1629,2020 1635,2020 1640,2020 1646,2019 1651,2018 1656,2017 1661,2016 1665,2014 1670,2013 1675,2010 1679,2008 1684,2004 1689,2000 1694,1996 1700,1991 1705,1986 1711,1979 1722,1966 1733,1953 1745,1938 1756,1923 1830,1822 1936,1679 2000,1720 1908,1877 1826,2005 1789,2060 1754,2107 1722,2147 1693,2180 1664,2208 1635,2233 1605,2253 1575,2270 1545,2283 1529,2288 1513,2293 1497,2296 1481,2298 1465,2300 1449,2300 1423,2299 1398,2296 1375,2290 1364,2286 1354,2282 1344,2277 1335,2272 1326,2266 1317,2260 1309,2253 1301,2245 1293,2237 1286,2229 1280,2219 1273,2209 1260,2185 1247,2157 1234,2126 1222,2090 1210,2050 1187,1959 1052,1348 714,1859 593,2027 544,2089 503,2137 467,2175 431,2208 395,2236 361,2259 343,2269 326,2277 309,2284 292,2290 275,2294 259,2297 242,2299 226,2300 200,2299 176,2296 154,2292 133,2285 113,2277 94,2267 85,2261 77,2255 69,2249 61,2242 54,2234 47,2226 40,2218 34,2210 29,2201 24,2192 19,2183 15,2173 12,2164 9,2153 6,2143 4,2132 2,2121 1,2110 0,2086 1,2068 3,2050 6,2033 9,2024 11,2016 14,2008 18,2001 21,1993 25,1986 30,1979 35,1972 45,1959 57,1947 69,1937 75,1932 82,1928 88,1924 95,1921 102,1918 109,1915 116,1913 123,1911 138,1909 153,1908 167,1909 183,1911 199,1915 216,1920 234,1927 252,1935 272,1945 293,1957 333,1978 351,1986 367,1993 381,1998 394,2002 405,2004 411,2005 415,2005 420,2005 425,2004 436,2001 447,1996 458,1990 471,1981 484,1971 511,1944 541,1909 574,1867 608,1818 645,1761 1016,1165 885,539 863,435 842,352 832,319 822,290 813,267 808,258 803,249 799,242 794,235 788,229 782,223 776,217 769,212 762,208 755,204 747,200 739,197 730,194 721,192 702,189 682,188 668,189 649,192 596,202 522,220 429,244 411,168 460,148 642,83 791,37 853,21 906,9 952,2 988,0 1000,0 1010,1 1021,3 1031,6 1041,9 1050,13 1059,18 1068,24 1076,30 1085,37 1092,44 1100,53 1107,62 1114,72 1120,83 1126,94 1138,120 1150,152 1162,188 1174,230 1199,328 1223,448 1273,728 1385,540 1486,382 1577,256 1618,204 1656,160 1694,123 1731,90 1768,63 1805,40 1824,31 1843,23 1861,16 1880,10 1899,6 1917,3 1936,1 1954,0 1974,1 1993,3 2011,8 2028,13 2044,21 2060,30 2067,35 2074,41 2088,53 2100,67 2105,74 2110,82 2115,90 2119,97 2123,106 2126,114 2130,122 2132,131 2134,140 2136,149 2139,168 2139,188 2139,208 2137,227 2133,245 2129,262 2126,270 2123,278 2119,286 2115,293 2111,300 2107,307 2102,314 2097,321 2091,327 2085,333 2079,338 2073,343 2067,347 2060,352 2053,355 2046,359 2039,362 2032,364 2016,368 1999,371 1981,371 1970,371 1957,369 1944,365 1930,361 1914,355 1899,347 1882,338 1864,328 1847,318 1830,309 1814,302 1800,296 1786,291 1774,288 1762,286 1756,285 1751,285 1743,286 1734,287 1725,290 1716,295 1696,307 1675,323 1652,345 1628,372 1575,439 1517,525 1453,631 1309,901 1310,918 1312,941 1320,1002 1354,1187 1489,1812 1502,1860 1515,1903 1523,1922 1530,1939 1538,1954 1547,1968 1556,1980 1565,1991 1575,2000 1585,2007 1596,2013 1606,2017 1618,2019">
              <text:p/>
            </draw:polygon>
          </draw:g>
          <draw:g>
            <draw:polygon draw:style-name="gr7" draw:text-style-name="P4" draw:layer="layout" svg:width="2.138cm" svg:height="2.299cm" svg:x="6.213cm" svg:y="6.152cm" svg:viewBox="0 0 2139 2300" draw:points="1629,2020 1635,2020 1640,2020 1646,2019 1651,2018 1656,2017 1661,2016 1665,2014 1670,2013 1675,2010 1679,2008 1684,2004 1689,2000 1694,1996 1700,1991 1705,1986 1711,1979 1722,1966 1733,1953 1745,1938 1756,1923 1830,1822 1936,1679 2000,1720 1908,1877 1826,2005 1789,2060 1754,2107 1722,2147 1693,2180 1664,2208 1635,2233 1605,2253 1575,2270 1545,2283 1529,2288 1513,2293 1497,2296 1481,2298 1465,2300 1449,2300 1423,2299 1398,2296 1375,2290 1364,2286 1354,2282 1344,2277 1335,2272 1326,2266 1317,2260 1309,2253 1301,2245 1293,2237 1286,2229 1280,2219 1273,2209 1260,2185 1247,2157 1234,2126 1222,2090 1210,2050 1187,1959 1052,1348 714,1859 593,2027 544,2089 503,2137 467,2175 431,2208 395,2236 361,2259 343,2269 326,2277 309,2284 292,2290 275,2294 259,2297 242,2299 226,2300 200,2299 176,2296 154,2292 133,2285 113,2277 94,2267 85,2261 77,2255 69,2249 61,2242 54,2234 47,2226 40,2218 34,2210 29,2201 24,2192 19,2183 15,2173 12,2164 9,2153 6,2143 4,2132 2,2121 1,2110 0,2086 1,2068 3,2050 6,2033 9,2024 11,2016 14,2008 18,2001 21,1993 25,1986 30,1979 35,1972 45,1959 57,1947 69,1937 75,1932 82,1928 88,1924 95,1921 102,1918 109,1915 116,1913 123,1911 138,1909 153,1908 167,1909 183,1911 199,1915 216,1920 234,1927 252,1935 272,1945 293,1957 333,1978 351,1986 367,1993 381,1998 394,2002 405,2004 411,2005 415,2005 420,2005 425,2004 436,2001 447,1996 458,1990 471,1981 484,1971 511,1944 541,1909 574,1867 608,1818 645,1761 1016,1165 885,539 863,435 842,352 832,319 822,290 813,267 808,258 803,249 799,242 794,235 788,229 782,223 776,217 769,212 762,208 755,204 747,200 739,197 730,194 721,192 702,189 682,188 668,189 649,192 596,202 522,220 429,244 411,168 460,148 642,83 791,37 853,21 906,9 952,2 988,0 1000,0 1010,1 1021,3 1031,6 1041,9 1050,13 1059,18 1068,24 1076,30 1085,37 1092,44 1100,53 1107,62 1114,72 1120,83 1126,94 1138,120 1150,152 1162,188 1174,230 1199,328 1223,448 1273,728 1385,540 1486,382 1577,256 1618,204 1656,160 1694,123 1731,90 1768,63 1805,40 1824,31 1843,23 1861,16 1880,10 1899,6 1917,3 1936,1 1954,0 1974,1 1993,3 2011,8 2028,13 2044,21 2060,30 2067,35 2074,41 2088,53 2100,67 2105,74 2110,82 2115,90 2119,97 2123,106 2126,114 2130,122 2132,131 2134,140 2136,149 2139,168 2139,188 2139,208 2137,227 2133,245 2129,262 2126,270 2123,278 2119,286 2115,293 2111,300 2107,307 2102,314 2097,321 2091,327 2085,333 2079,338 2073,343 2067,347 2060,352 2053,355 2046,359 2039,362 2032,364 2016,368 1999,371 1981,371 1970,371 1957,369 1944,365 1930,361 1914,355 1899,347 1882,338 1864,328 1847,318 1830,309 1814,302 1800,296 1786,291 1774,288 1762,286 1756,285 1751,285 1743,286 1734,287 1725,290 1716,295 1696,307 1675,323 1652,345 1628,372 1575,439 1517,525 1453,631 1309,901 1310,918 1312,941 1320,1002 1354,1187 1489,1812 1502,1860 1515,1903 1523,1922 1530,1939 1538,1954 1547,1968 1556,1980 1565,1991 1575,2000 1585,2007 1596,2013 1606,2017 1618,2019">
              <text:p/>
            </draw:polygon>
          </draw:g>
          <draw:g>
            <draw:polygon draw:style-name="gr7" draw:text-style-name="P4" draw:layer="layout" svg:width="2.138cm" svg:height="2.299cm" svg:x="6.213cm" svg:y="6.216cm" svg:viewBox="0 0 2139 2300" draw:points="1629,2020 1635,2020 1640,2020 1646,2019 1651,2018 1656,2017 1661,2016 1665,2014 1670,2013 1675,2010 1679,2008 1684,2004 1689,2000 1694,1996 1700,1991 1705,1986 1711,1979 1722,1966 1733,1953 1745,1938 1756,1923 1830,1822 1936,1679 2000,1720 1908,1877 1826,2005 1789,2060 1754,2107 1722,2147 1693,2180 1664,2208 1635,2233 1605,2253 1575,2270 1545,2283 1529,2288 1513,2293 1497,2296 1481,2298 1465,2300 1449,2300 1423,2299 1398,2296 1375,2290 1364,2286 1354,2282 1344,2277 1335,2272 1326,2266 1317,2260 1309,2253 1301,2245 1293,2237 1286,2229 1280,2219 1273,2209 1260,2185 1247,2157 1234,2126 1222,2090 1210,2050 1187,1959 1052,1348 714,1859 593,2027 544,2089 503,2137 467,2175 431,2208 395,2236 361,2259 343,2269 326,2277 309,2284 292,2290 275,2294 259,2297 242,2299 226,2300 200,2299 176,2296 154,2292 133,2285 113,2277 94,2267 85,2261 77,2255 69,2249 61,2242 54,2234 47,2226 40,2218 34,2210 29,2201 24,2192 19,2183 15,2173 12,2164 9,2153 6,2143 4,2132 2,2121 1,2110 0,2086 1,2068 3,2050 6,2033 9,2024 11,2016 14,2008 18,2001 21,1993 25,1986 30,1979 35,1972 45,1959 57,1947 69,1937 75,1932 82,1928 88,1924 95,1921 102,1918 109,1915 116,1913 123,1911 138,1909 153,1908 167,1909 183,1911 199,1915 216,1920 234,1927 252,1935 272,1945 293,1957 333,1978 351,1986 367,1993 381,1998 394,2002 405,2004 411,2005 415,2005 420,2005 425,2004 436,2001 447,1996 458,1990 471,1981 484,1971 511,1944 541,1909 574,1867 608,1818 645,1761 1016,1165 885,539 863,435 842,352 832,319 822,290 813,267 808,258 803,249 799,242 794,235 788,229 782,223 776,217 769,212 762,208 755,204 747,200 739,197 730,194 721,192 702,189 682,188 668,189 649,192 596,202 522,220 429,244 411,168 460,148 642,83 791,37 853,21 906,9 952,2 988,0 1000,0 1010,1 1021,3 1031,6 1041,9 1050,13 1059,18 1068,24 1076,30 1085,37 1092,44 1100,53 1107,62 1114,72 1120,83 1126,94 1138,120 1150,152 1162,188 1174,230 1199,328 1223,448 1273,728 1385,540 1486,382 1577,256 1618,204 1656,160 1694,123 1731,90 1768,63 1805,40 1824,31 1843,23 1861,16 1880,10 1899,6 1917,3 1936,1 1954,0 1974,1 1993,3 2011,8 2028,13 2044,21 2060,30 2067,35 2074,41 2088,53 2100,67 2105,74 2110,82 2115,90 2119,97 2123,106 2126,114 2130,122 2132,131 2134,140 2136,149 2139,168 2139,188 2139,208 2137,227 2133,245 2129,262 2126,270 2123,278 2119,286 2115,293 2111,300 2107,307 2102,314 2097,321 2091,327 2085,333 2079,338 2073,343 2067,347 2060,352 2053,355 2046,359 2039,362 2032,364 2016,368 1999,371 1981,371 1970,371 1957,369 1944,365 1930,361 1914,355 1899,347 1882,338 1864,328 1847,318 1830,309 1814,302 1800,296 1786,291 1774,288 1762,286 1756,285 1751,285 1743,286 1734,287 1725,290 1716,295 1696,307 1675,323 1652,345 1628,372 1575,439 1517,525 1453,631 1309,901 1310,918 1312,941 1320,1002 1354,1187 1489,1812 1502,1860 1515,1903 1523,1922 1530,1939 1538,1954 1547,1968 1556,1980 1565,1991 1575,2000 1585,2007 1596,2013 1606,2017 1618,2019">
              <text:p/>
            </draw:polygon>
          </draw:g>
          <draw:g>
            <draw:polygon draw:style-name="gr7" draw:text-style-name="P4" draw:layer="layout" svg:width="2.138cm" svg:height="2.299cm" svg:x="6.249cm" svg:y="6.264cm" svg:viewBox="0 0 2139 2300" draw:points="1629,2020 1635,2020 1640,2020 1646,2019 1651,2018 1656,2017 1661,2016 1665,2014 1670,2013 1675,2010 1679,2008 1684,2004 1689,2000 1694,1996 1700,1991 1705,1986 1711,1979 1722,1966 1733,1953 1745,1938 1756,1923 1830,1822 1936,1679 2000,1720 1908,1877 1826,2005 1789,2060 1754,2107 1722,2147 1693,2180 1664,2208 1635,2233 1605,2253 1575,2270 1545,2283 1529,2288 1513,2293 1497,2296 1481,2298 1465,2300 1449,2300 1423,2299 1398,2296 1375,2290 1364,2286 1354,2282 1344,2277 1335,2272 1326,2266 1317,2260 1309,2253 1301,2245 1293,2237 1286,2229 1280,2219 1273,2209 1260,2185 1247,2157 1234,2126 1222,2090 1210,2050 1187,1959 1052,1348 714,1859 593,2027 544,2089 503,2137 467,2175 431,2208 395,2236 361,2259 343,2269 326,2277 309,2284 292,2290 275,2294 259,2297 242,2299 226,2300 200,2299 176,2296 154,2292 133,2285 113,2277 94,2267 85,2261 77,2255 69,2249 61,2242 54,2234 47,2226 40,2218 34,2210 29,2201 24,2192 19,2183 15,2173 12,2164 9,2153 6,2143 4,2132 2,2121 1,2110 0,2086 1,2068 3,2050 6,2033 9,2024 11,2016 14,2008 18,2001 21,1993 25,1986 30,1979 35,1972 45,1959 57,1947 69,1937 75,1932 82,1928 88,1924 95,1921 102,1918 109,1915 116,1913 123,1911 138,1909 153,1908 167,1909 183,1911 199,1915 216,1920 234,1927 252,1935 272,1945 293,1957 333,1978 351,1986 367,1993 381,1998 394,2002 405,2004 411,2005 415,2005 420,2005 425,2004 436,2001 447,1996 458,1990 471,1981 484,1971 511,1944 541,1909 574,1867 608,1818 645,1761 1016,1165 885,539 863,435 842,352 832,319 822,290 813,267 808,258 803,249 799,242 794,235 788,229 782,223 776,217 769,212 762,208 755,204 747,200 739,197 730,194 721,192 702,189 682,188 668,189 649,192 596,202 522,220 429,244 411,168 460,148 642,83 791,37 853,21 906,9 952,2 988,0 1000,0 1010,1 1021,3 1031,6 1041,9 1050,13 1059,18 1068,24 1076,30 1085,37 1092,44 1100,53 1107,62 1114,72 1120,83 1126,94 1138,120 1150,152 1162,188 1174,230 1199,328 1223,448 1273,728 1385,540 1486,382 1577,256 1618,204 1656,160 1694,123 1731,90 1768,63 1805,40 1824,31 1843,23 1861,16 1880,10 1899,6 1917,3 1936,1 1954,0 1974,1 1993,3 2011,8 2028,13 2044,21 2060,30 2067,35 2074,41 2088,53 2100,67 2105,74 2110,82 2115,90 2119,97 2123,106 2126,114 2130,122 2132,131 2134,140 2136,149 2139,168 2139,188 2139,208 2137,227 2133,245 2129,262 2126,270 2123,278 2119,286 2115,293 2111,300 2107,307 2102,314 2097,321 2091,327 2085,333 2079,338 2073,343 2067,347 2060,352 2053,355 2046,359 2039,362 2032,364 2016,368 1999,371 1981,371 1970,371 1957,369 1944,365 1930,361 1914,355 1899,347 1882,338 1864,328 1847,318 1830,309 1814,302 1800,296 1786,291 1774,288 1762,286 1756,285 1751,285 1743,286 1734,287 1725,290 1716,295 1696,307 1675,323 1652,345 1628,372 1575,439 1517,525 1453,631 1309,901 1310,918 1312,941 1320,1002 1354,1187 1489,1812 1502,1860 1515,1903 1523,1922 1530,1939 1538,1954 1547,1968 1556,1980 1565,1991 1575,2000 1585,2007 1596,2013 1606,2017 1618,2019">
              <text:p/>
            </draw:polygon>
          </draw:g>
          <draw:g>
            <draw:polygon draw:style-name="gr7" draw:text-style-name="P4" draw:layer="layout" svg:width="2.138cm" svg:height="2.299cm" svg:x="6.285cm" svg:y="6.192cm" svg:viewBox="0 0 2139 2300" draw:points="1629,2020 1635,2020 1640,2020 1646,2019 1651,2018 1656,2017 1661,2016 1665,2014 1670,2013 1675,2010 1679,2008 1684,2004 1689,2000 1694,1996 1700,1991 1705,1986 1711,1979 1722,1966 1733,1953 1745,1938 1756,1923 1830,1822 1936,1679 2000,1720 1908,1877 1826,2005 1789,2060 1754,2107 1722,2147 1693,2180 1664,2208 1635,2233 1605,2253 1575,2270 1545,2283 1529,2288 1513,2293 1497,2296 1481,2298 1465,2300 1449,2300 1423,2299 1398,2296 1375,2290 1364,2286 1354,2282 1344,2277 1335,2272 1326,2266 1317,2260 1309,2253 1301,2245 1293,2237 1286,2229 1280,2219 1273,2209 1260,2185 1247,2157 1234,2126 1222,2090 1210,2050 1187,1959 1052,1348 714,1859 593,2027 544,2089 503,2137 467,2175 431,2208 395,2236 361,2259 343,2269 326,2277 309,2284 292,2290 275,2294 259,2297 242,2299 226,2300 200,2299 176,2296 154,2292 133,2285 113,2277 94,2267 85,2261 77,2255 69,2249 61,2242 54,2234 47,2226 40,2218 34,2210 29,2201 24,2192 19,2183 15,2173 12,2164 9,2153 6,2143 4,2132 2,2121 1,2110 0,2086 1,2068 3,2050 6,2033 9,2024 11,2016 14,2008 18,2001 21,1993 25,1986 30,1979 35,1972 45,1959 57,1947 69,1937 75,1932 82,1928 88,1924 95,1921 102,1918 109,1915 116,1913 123,1911 138,1909 153,1908 167,1909 183,1911 199,1915 216,1920 234,1927 252,1935 272,1945 293,1957 333,1978 351,1986 367,1993 381,1998 394,2002 405,2004 411,2005 415,2005 420,2005 425,2004 436,2001 447,1996 458,1990 471,1981 484,1971 511,1944 541,1909 574,1867 608,1818 645,1761 1016,1165 885,539 863,435 842,352 832,319 822,290 813,267 808,258 803,249 799,242 794,235 788,229 782,223 776,217 769,212 762,208 755,204 747,200 739,197 730,194 721,192 702,189 682,188 668,189 649,192 596,202 522,220 429,244 411,168 460,148 642,83 791,37 853,21 906,9 952,2 988,0 1000,0 1010,1 1021,3 1031,6 1041,9 1050,13 1059,18 1068,24 1076,30 1085,37 1092,44 1100,53 1107,62 1114,72 1120,83 1126,94 1138,120 1150,152 1162,188 1174,230 1199,328 1223,448 1273,728 1385,540 1486,382 1577,256 1618,204 1656,160 1694,123 1731,90 1768,63 1805,40 1824,31 1843,23 1861,16 1880,10 1899,6 1917,3 1936,1 1954,0 1974,1 1993,3 2011,8 2028,13 2044,21 2060,30 2067,35 2074,41 2088,53 2100,67 2105,74 2110,82 2115,90 2119,97 2123,106 2126,114 2130,122 2132,131 2134,140 2136,149 2139,168 2139,188 2139,208 2137,227 2133,245 2129,262 2126,270 2123,278 2119,286 2115,293 2111,300 2107,307 2102,314 2097,321 2091,327 2085,333 2079,338 2073,343 2067,347 2060,352 2053,355 2046,359 2039,362 2032,364 2016,368 1999,371 1981,371 1970,371 1957,369 1944,365 1930,361 1914,355 1899,347 1882,338 1864,328 1847,318 1830,309 1814,302 1800,296 1786,291 1774,288 1762,286 1756,285 1751,285 1743,286 1734,287 1725,290 1716,295 1696,307 1675,323 1652,345 1628,372 1575,439 1517,525 1453,631 1309,901 1310,918 1312,941 1320,1002 1354,1187 1489,1812 1502,1860 1515,1903 1523,1922 1530,1939 1538,1954 1547,1968 1556,1980 1565,1991 1575,2000 1585,2007 1596,2013 1606,2017 1618,2019">
              <text:p/>
            </draw:polygon>
          </draw:g>
          <draw:g>
            <draw:polygon draw:style-name="gr7" draw:text-style-name="P4" draw:layer="layout" svg:width="2.138cm" svg:height="2.299cm" svg:x="6.225cm" svg:y="6.252cm" svg:viewBox="0 0 2139 2300" draw:points="1629,2020 1635,2020 1640,2020 1646,2019 1651,2018 1656,2017 1661,2016 1665,2014 1670,2013 1675,2010 1679,2008 1684,2004 1689,2000 1694,1996 1700,1991 1705,1986 1711,1979 1722,1966 1733,1953 1745,1938 1756,1923 1830,1822 1936,1679 2000,1720 1908,1877 1826,2005 1789,2060 1754,2107 1722,2147 1693,2180 1664,2208 1635,2233 1605,2253 1575,2270 1545,2283 1529,2288 1513,2293 1497,2296 1481,2298 1465,2300 1449,2300 1423,2299 1398,2296 1375,2290 1364,2286 1354,2282 1344,2277 1335,2272 1326,2266 1317,2260 1309,2253 1301,2245 1293,2237 1286,2229 1280,2219 1273,2209 1260,2185 1247,2157 1234,2126 1222,2090 1210,2050 1187,1959 1052,1348 714,1859 593,2027 544,2089 503,2137 467,2175 431,2208 395,2236 361,2259 343,2269 326,2277 309,2284 292,2290 275,2294 259,2297 242,2299 226,2300 200,2299 176,2296 154,2292 133,2285 113,2277 94,2267 85,2261 77,2255 69,2249 61,2242 54,2234 47,2226 40,2218 34,2210 29,2201 24,2192 19,2183 15,2173 12,2164 9,2153 6,2143 4,2132 2,2121 1,2110 0,2086 1,2068 3,2050 6,2033 9,2024 11,2016 14,2008 18,2001 21,1993 25,1986 30,1979 35,1972 45,1959 57,1947 69,1937 75,1932 82,1928 88,1924 95,1921 102,1918 109,1915 116,1913 123,1911 138,1909 153,1908 167,1909 183,1911 199,1915 216,1920 234,1927 252,1935 272,1945 293,1957 333,1978 351,1986 367,1993 381,1998 394,2002 405,2004 411,2005 415,2005 420,2005 425,2004 436,2001 447,1996 458,1990 471,1981 484,1971 511,1944 541,1909 574,1867 608,1818 645,1761 1016,1165 885,539 863,435 842,352 832,319 822,290 813,267 808,258 803,249 799,242 794,235 788,229 782,223 776,217 769,212 762,208 755,204 747,200 739,197 730,194 721,192 702,189 682,188 668,189 649,192 596,202 522,220 429,244 411,168 460,148 642,83 791,37 853,21 906,9 952,2 988,0 1000,0 1010,1 1021,3 1031,6 1041,9 1050,13 1059,18 1068,24 1076,30 1085,37 1092,44 1100,53 1107,62 1114,72 1120,83 1126,94 1138,120 1150,152 1162,188 1174,230 1199,328 1223,448 1273,728 1385,540 1486,382 1577,256 1618,204 1656,160 1694,123 1731,90 1768,63 1805,40 1824,31 1843,23 1861,16 1880,10 1899,6 1917,3 1936,1 1954,0 1974,1 1993,3 2011,8 2028,13 2044,21 2060,30 2067,35 2074,41 2088,53 2100,67 2105,74 2110,82 2115,90 2119,97 2123,106 2126,114 2130,122 2132,131 2134,140 2136,149 2139,168 2139,188 2139,208 2137,227 2133,245 2129,262 2126,270 2123,278 2119,286 2115,293 2111,300 2107,307 2102,314 2097,321 2091,327 2085,333 2079,338 2073,343 2067,347 2060,352 2053,355 2046,359 2039,362 2032,364 2016,368 1999,371 1981,371 1970,371 1957,369 1944,365 1930,361 1914,355 1899,347 1882,338 1864,328 1847,318 1830,309 1814,302 1800,296 1786,291 1774,288 1762,286 1756,285 1751,285 1743,286 1734,287 1725,290 1716,295 1696,307 1675,323 1652,345 1628,372 1575,439 1517,525 1453,631 1309,901 1310,918 1312,941 1320,1002 1354,1187 1489,1812 1502,1860 1515,1903 1523,1922 1530,1939 1538,1954 1547,1968 1556,1980 1565,1991 1575,2000 1585,2007 1596,2013 1606,2017 1618,2019">
              <text:p/>
            </draw:polygon>
          </draw:g>
        </draw:g>
        <draw:g>
          <draw:polygon draw:style-name="gr8" draw:text-style-name="P5" draw:layer="layout" svg:width="2.138cm" svg:height="2.299cm" svg:x="6.25cm" svg:y="6.2cm" svg:viewBox="0 0 2139 2300" draw:points="1629,2020 1635,2020 1640,2020 1646,2019 1651,2018 1656,2017 1661,2016 1665,2014 1670,2013 1675,2010 1679,2008 1684,2004 1689,2000 1694,1996 1700,1991 1705,1986 1711,1979 1722,1966 1733,1953 1745,1938 1756,1923 1830,1822 1936,1679 2000,1720 1908,1877 1826,2005 1789,2060 1754,2107 1722,2147 1693,2180 1664,2208 1635,2233 1605,2253 1575,2270 1545,2283 1529,2288 1513,2293 1497,2296 1481,2298 1465,2300 1449,2300 1423,2299 1398,2296 1375,2290 1364,2286 1354,2282 1344,2277 1335,2272 1326,2266 1317,2260 1309,2253 1301,2245 1293,2237 1286,2229 1280,2219 1273,2209 1260,2185 1247,2157 1234,2126 1222,2090 1210,2050 1187,1959 1052,1348 714,1859 593,2027 544,2089 503,2137 467,2175 431,2208 395,2236 361,2259 343,2269 326,2277 309,2284 292,2290 275,2294 259,2297 242,2299 226,2300 200,2299 176,2296 154,2292 133,2285 113,2277 94,2267 85,2261 77,2255 69,2249 61,2242 54,2234 47,2226 40,2218 34,2210 29,2201 24,2192 19,2183 15,2173 12,2164 9,2153 6,2143 4,2132 2,2121 1,2110 0,2086 1,2068 3,2050 6,2033 9,2024 11,2016 14,2008 18,2001 21,1993 25,1986 30,1979 35,1972 45,1959 57,1947 69,1937 75,1932 82,1928 88,1924 95,1921 102,1918 109,1915 116,1913 123,1911 138,1909 153,1908 167,1909 183,1911 199,1915 216,1920 234,1927 252,1935 272,1945 293,1957 333,1978 351,1986 367,1993 381,1998 394,2002 405,2004 411,2005 415,2005 420,2005 425,2004 436,2001 447,1996 458,1990 471,1981 484,1971 511,1944 541,1909 574,1867 608,1818 645,1761 1016,1165 885,539 863,435 842,352 832,319 822,290 813,267 808,258 803,249 799,242 794,235 788,229 782,223 776,217 769,212 762,208 755,204 747,200 739,197 730,194 721,192 702,189 682,188 668,189 649,192 596,202 522,220 429,244 411,168 460,148 642,83 791,37 853,21 906,9 952,2 988,0 1000,0 1010,1 1021,3 1031,6 1041,9 1050,13 1059,18 1068,24 1076,30 1085,37 1092,44 1100,53 1107,62 1114,72 1120,83 1126,94 1138,120 1150,152 1162,188 1174,230 1199,328 1223,448 1273,728 1385,540 1486,382 1577,256 1618,204 1656,160 1694,123 1731,90 1768,63 1805,40 1824,31 1843,23 1861,16 1880,10 1899,6 1917,3 1936,1 1954,0 1974,1 1993,3 2011,8 2028,13 2044,21 2060,30 2067,35 2074,41 2088,53 2100,67 2105,74 2110,82 2115,90 2119,97 2123,106 2126,114 2130,122 2132,131 2134,140 2136,149 2139,168 2139,188 2139,208 2137,227 2133,245 2129,262 2126,270 2123,278 2119,286 2115,293 2111,300 2107,307 2102,314 2097,321 2091,327 2085,333 2079,338 2073,343 2067,347 2060,352 2053,355 2046,359 2039,362 2032,364 2016,368 1999,371 1981,371 1970,371 1957,369 1944,365 1930,361 1914,355 1899,347 1882,338 1864,328 1847,318 1830,309 1814,302 1800,296 1786,291 1774,288 1762,286 1756,285 1751,285 1743,286 1734,287 1725,290 1716,295 1696,307 1675,323 1652,345 1628,372 1575,439 1517,525 1453,631 1309,901 1310,918 1312,941 1320,1002 1354,1187 1489,1812 1502,1860 1515,1903 1523,1922 1530,1939 1538,1954 1547,1968 1556,1980 1565,1991 1575,2000 1585,2007 1596,2013 1606,2017 1618,2019">
            <text:p/>
          </draw:polygon>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Sans" svg:font-family="'DejaVu Sans'" style:font-family-generic="system" style:font-pitch="variable"/>
    <style:font-face style:name="DejaVu Serif" svg:font-family="'DejaVu Serif'" style:font-family-generic="roman" style:font-pitch="variable"/>
    <style:font-face style:name="FreeSerif" svg:font-family="FreeSerif" style:font-family-generic="roman" style:font-pitch="variable"/>
    <style:font-face style:name="FunTyper" svg:font-family="FunTyper" style:font-pitch="variable"/>
    <style:font-face style:name="Gurajada" svg:font-family="Gurajad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mily-generic="system" style:font-pitch="variable"/>
    <style:font-face style:name="Mandali" svg:font-family="Mandali" style:font-pitch="variable"/>
    <style:font-face style:name="Nimbus Roman" svg:font-family="'Nimbus 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KR" svg:font-family="'Noto Serif CJK KR'" style:font-family-generic="roman" style:font-pitch="variable"/>
    <style:font-face style:name="Pagul" svg:font-family="Pagul" style:font-pitch="variable"/>
    <style:font-face style:name="Ramaraja" svg:font-family="Ramaraja" style:font-pitch="variable"/>
    <style:font-face style:name="Sree Krushnadevaraya" svg:font-family="'Sree Krushnadevaraya'" style:font-pitch="variable"/>
    <style:font-face style:name="Tibetan Machine Uni" svg:font-family="'Tibetan Machine Uni'" style:font-pitch="variable"/>
    <style:font-face style:name="URW Bookman" svg:font-family="'URW Bookman'" style:font-adornments="Demi" style:font-pitch="variable"/>
    <style:font-face style:name="Yrsa SemiBold" svg:font-family="'Yrsa SemiBold'"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76cm" fo:page-height="14.7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19T22:05:44.890969160</meta:creation-date>
    <meta:editing-duration>PT2H59M57S</meta:editing-duration>
    <meta:editing-cycles>4</meta:editing-cycles>
    <meta:generator>LibreOffice/7.3.7.2$Linux_X86_64 LibreOffice_project/30$Build-2</meta:generator>
    <dc:date>2023-12-20T17:49:28.858261038</dc:date>
    <meta:document-statistic meta:object-count="36"/>
  </office:meta>
</office:document-meta>
</file>